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90.7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0.8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ff66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Blad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setup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generate (temporary) work directory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opy mzML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onvert mzXML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et/disable cache file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feature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est all feature finders --&gt; simply compare to referenc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h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?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featureGrou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ort csv feature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ompare all algos to ref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how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test subsetting: # rows/cols, drop?, empty, wrong input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export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groupTable: check rows/columns with/without averaging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uniqu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overl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ort?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ilter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replicateGroupSubtract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ProfileAnalysis?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fgComparison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generate comparisons with both grouping algo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ubsetting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onsensus: compare count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unique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MSPeakList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how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ilter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A?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formula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lgorithm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how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onsensus: show, merge various, compare thresholds/count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ilter fGroup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ompou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gorith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entifiers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FormulaScoring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en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ter fGroup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ompon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gorith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onentInf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en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dFGroup?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screenTarge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th features and featureGroups metho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upFeaturesScreening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port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ustering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vertMSFi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ify analysis info, empty fGroups etc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- 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1">00-00-0000</text:date>, <text:time style:data-style-name="N2" text:time-value="13:29:58.46020131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0T17:01:13.047875155</meta:creation-date>
    <dc:date>2018-04-01T14:46:20.213088099</dc:date>
    <meta:editing-duration>PT7H22M33S</meta:editing-duration>
    <meta:editing-cycles>19</meta:editing-cycles>
    <meta:generator>LibreOffice/5.4.5.1$Linux_X86_64 LibreOffice_project/40m0$Build-1</meta:generator>
    <meta:document-statistic meta:table-count="1" meta:cell-count="59" meta:object-count="0"/>
  </office:meta>
</office:document-meta>
</file>